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4967294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2" calcext:value-type="float">
            <text:p>1762</text:p>
          </table:table-cell>
          <table:table-cell office:value-type="float" office:value="46" calcext:value-type="float">
            <text:p>46</text:p>
          </table:table-cell>
          <table:table-cell office:value-type="float" office:value="319853000" calcext:value-type="float">
            <text:p>319853000</text:p>
          </table:table-cell>
          <table:table-cell office:value-type="float" office:value="2.26087" calcext:value-type="float">
            <text:p>2.26087</text:p>
          </table:table-cell>
          <table:table-cell office:value-type="float" office:value="12.2174" calcext:value-type="float">
            <text:p>12.2174</text:p>
          </table:table-cell>
          <table:table-cell office:value-type="float" office:value="44" calcext:value-type="float">
            <text:p>44</text:p>
          </table:table-cell>
          <table:table-cell office:value-type="float" office:value="12088" calcext:value-type="float">
            <text:p>1208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6" calcext:value-type="float">
            <text:p>1766</text:p>
          </table:table-cell>
          <table:table-cell office:value-type="float" office:value="46" calcext:value-type="float">
            <text:p>46</text:p>
          </table:table-cell>
          <table:table-cell office:value-type="float" office:value="297275000" calcext:value-type="float">
            <text:p>297275000</text:p>
          </table:table-cell>
          <table:table-cell office:value-type="float" office:value="2.32609" calcext:value-type="float">
            <text:p>2.32609</text:p>
          </table:table-cell>
          <table:table-cell office:value-type="float" office:value="14.1522" calcext:value-type="float">
            <text:p>14.1522</text:p>
          </table:table-cell>
          <table:table-cell office:value-type="float" office:value="44" calcext:value-type="float">
            <text:p>44</text:p>
          </table:table-cell>
          <table:table-cell office:value-type="float" office:value="11195" calcext:value-type="float">
            <text:p>11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8" calcext:value-type="float">
            <text:p>1758</text:p>
          </table:table-cell>
          <table:table-cell office:value-type="float" office:value="46" calcext:value-type="float">
            <text:p>46</text:p>
          </table:table-cell>
          <table:table-cell office:value-type="float" office:value="309144000" calcext:value-type="float">
            <text:p>309144000</text:p>
          </table:table-cell>
          <table:table-cell office:value-type="float" office:value="2.47826" calcext:value-type="float">
            <text:p>2.47826</text:p>
          </table:table-cell>
          <table:table-cell office:value-type="float" office:value="16.1087" calcext:value-type="float">
            <text:p>16.1087</text:p>
          </table:table-cell>
          <table:table-cell office:value-type="float" office:value="46" calcext:value-type="float">
            <text:p>46</text:p>
          </table:table-cell>
          <table:table-cell office:value-type="float" office:value="11985" calcext:value-type="float">
            <text:p>11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4" calcext:value-type="float">
            <text:p>1794</text:p>
          </table:table-cell>
          <table:table-cell office:value-type="float" office:value="46" calcext:value-type="float">
            <text:p>46</text:p>
          </table:table-cell>
          <table:table-cell office:value-type="float" office:value="369483000" calcext:value-type="float">
            <text:p>369483000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16.6739" calcext:value-type="float">
            <text:p>16.6739</text:p>
          </table:table-cell>
          <table:table-cell office:value-type="float" office:value="46" calcext:value-type="float">
            <text:p>46</text:p>
          </table:table-cell>
          <table:table-cell office:value-type="float" office:value="12348" calcext:value-type="float">
            <text:p>12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6" calcext:value-type="float">
            <text:p>1766</text:p>
          </table:table-cell>
          <table:table-cell office:value-type="float" office:value="46" calcext:value-type="float">
            <text:p>46</text:p>
          </table:table-cell>
          <table:table-cell office:value-type="float" office:value="444823000" calcext:value-type="float">
            <text:p>444823000</text:p>
          </table:table-cell>
          <table:table-cell office:value-type="float" office:value="2.47826" calcext:value-type="float">
            <text:p>2.47826</text:p>
          </table:table-cell>
          <table:table-cell office:value-type="float" office:value="20.9348" calcext:value-type="float">
            <text:p>20.9348</text:p>
          </table:table-cell>
          <table:table-cell office:value-type="float" office:value="44" calcext:value-type="float">
            <text:p>44</text:p>
          </table:table-cell>
          <table:table-cell office:value-type="float" office:value="11540" calcext:value-type="float">
            <text:p>115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4" calcext:value-type="float">
            <text:p>1754</text:p>
          </table:table-cell>
          <table:table-cell office:value-type="float" office:value="46" calcext:value-type="float">
            <text:p>46</text:p>
          </table:table-cell>
          <table:table-cell office:value-type="float" office:value="408405000" calcext:value-type="float">
            <text:p>408405000</text:p>
          </table:table-cell>
          <table:table-cell office:value-type="float" office:value="2.97826" calcext:value-type="float">
            <text:p>2.97826</text:p>
          </table:table-cell>
          <table:table-cell office:value-type="float" office:value="10.2391" calcext:value-type="float">
            <text:p>10.2391</text:p>
          </table:table-cell>
          <table:table-cell office:value-type="float" office:value="43" calcext:value-type="float">
            <text:p>43</text:p>
          </table:table-cell>
          <table:table-cell office:value-type="float" office:value="10922" calcext:value-type="float">
            <text:p>109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01" calcext:value-type="float">
            <text:p>1701</text:p>
          </table:table-cell>
          <table:table-cell office:value-type="float" office:value="44" calcext:value-type="float">
            <text:p>44</text:p>
          </table:table-cell>
          <table:table-cell office:value-type="float" office:value="353401000" calcext:value-type="float">
            <text:p>353401000</text:p>
          </table:table-cell>
          <table:table-cell office:value-type="float" office:value="2.97727" calcext:value-type="float">
            <text:p>2.97727</text:p>
          </table:table-cell>
          <table:table-cell office:value-type="float" office:value="9.22727" calcext:value-type="float">
            <text:p>9.22727</text:p>
          </table:table-cell>
          <table:table-cell office:value-type="float" office:value="40" calcext:value-type="float">
            <text:p>40</text:p>
          </table:table-cell>
          <table:table-cell office:value-type="float" office:value="10675" calcext:value-type="float">
            <text:p>106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94" calcext:value-type="float">
            <text:p>1594</text:p>
          </table:table-cell>
          <table:table-cell office:value-type="float" office:value="37" calcext:value-type="float">
            <text:p>37</text:p>
          </table:table-cell>
          <table:table-cell office:value-type="float" office:value="347028000" calcext:value-type="float">
            <text:p>347028000</text:p>
          </table:table-cell>
          <table:table-cell office:value-type="float" office:value="2.43243" calcext:value-type="float">
            <text:p>2.43243</text:p>
          </table:table-cell>
          <table:table-cell office:value-type="float" office:value="7.56757" calcext:value-type="float">
            <text:p>7.56757</text:p>
          </table:table-cell>
          <table:table-cell office:value-type="float" office:value="42" calcext:value-type="float">
            <text:p>42</text:p>
          </table:table-cell>
          <table:table-cell office:value-type="float" office:value="11524" calcext:value-type="float">
            <text:p>115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6" calcext:value-type="float">
            <text:p>46</text:p>
          </table:table-cell>
          <table:table-cell office:value-type="float" office:value="513810000" calcext:value-type="float">
            <text:p>513810000</text:p>
          </table:table-cell>
          <table:table-cell office:value-type="float" office:value="2.84783" calcext:value-type="float">
            <text:p>2.84783</text:p>
          </table:table-cell>
          <table:table-cell office:value-type="float" office:value="25.2609" calcext:value-type="float">
            <text:p>25.2609</text:p>
          </table:table-cell>
          <table:table-cell office:value-type="float" office:value="49" calcext:value-type="float">
            <text:p>49</text:p>
          </table:table-cell>
          <table:table-cell office:value-type="float" office:value="12276" calcext:value-type="float">
            <text:p>122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3" calcext:value-type="float">
            <text:p>1743</text:p>
          </table:table-cell>
          <table:table-cell office:value-type="float" office:value="45" calcext:value-type="float">
            <text:p>45</text:p>
          </table:table-cell>
          <table:table-cell office:value-type="float" office:value="256201000" calcext:value-type="float">
            <text:p>256201000</text:p>
          </table:table-cell>
          <table:table-cell office:value-type="float" office:value="2.28889" calcext:value-type="float">
            <text:p>2.28889</text:p>
          </table:table-cell>
          <table:table-cell office:value-type="float" office:value="6.11111" calcext:value-type="float">
            <text:p>6.11111</text:p>
          </table:table-cell>
          <table:table-cell office:value-type="float" office:value="40" calcext:value-type="float">
            <text:p>40</text:p>
          </table:table-cell>
          <table:table-cell office:value-type="float" office:value="10868" calcext:value-type="float">
            <text:p>108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9" calcext:value-type="float">
            <text:p>1749</text:p>
          </table:table-cell>
          <table:table-cell office:value-type="float" office:value="46" calcext:value-type="float">
            <text:p>46</text:p>
          </table:table-cell>
          <table:table-cell office:value-type="float" office:value="340853000" calcext:value-type="float">
            <text:p>340853000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17.8696" calcext:value-type="float">
            <text:p>17.8696</text:p>
          </table:table-cell>
          <table:table-cell office:value-type="float" office:value="38" calcext:value-type="float">
            <text:p>38</text:p>
          </table:table-cell>
          <table:table-cell office:value-type="float" office:value="10378" calcext:value-type="float">
            <text:p>103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5" calcext:value-type="float">
            <text:p>1795</text:p>
          </table:table-cell>
          <table:table-cell office:value-type="float" office:value="46" calcext:value-type="float">
            <text:p>46</text:p>
          </table:table-cell>
          <table:table-cell office:value-type="float" office:value="324836000" calcext:value-type="float">
            <text:p>324836000</text:p>
          </table:table-cell>
          <table:table-cell office:value-type="float" office:value="2.52174" calcext:value-type="float">
            <text:p>2.52174</text:p>
          </table:table-cell>
          <table:table-cell office:value-type="float" office:value="8.13043" calcext:value-type="float">
            <text:p>8.13043</text:p>
          </table:table-cell>
          <table:table-cell office:value-type="float" office:value="45" calcext:value-type="float">
            <text:p>45</text:p>
          </table:table-cell>
          <table:table-cell office:value-type="float" office:value="12038" calcext:value-type="float">
            <text:p>12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7" calcext:value-type="float">
            <text:p>1737</text:p>
          </table:table-cell>
          <table:table-cell office:value-type="float" office:value="46" calcext:value-type="float">
            <text:p>46</text:p>
          </table:table-cell>
          <table:table-cell office:value-type="float" office:value="389140000" calcext:value-type="float">
            <text:p>389140000</text:p>
          </table:table-cell>
          <table:table-cell office:value-type="float" office:value="2.67391" calcext:value-type="float">
            <text:p>2.67391</text:p>
          </table:table-cell>
          <table:table-cell office:value-type="float" office:value="20.7391" calcext:value-type="float">
            <text:p>20.7391</text:p>
          </table:table-cell>
          <table:table-cell office:value-type="float" office:value="42" calcext:value-type="float">
            <text:p>42</text:p>
          </table:table-cell>
          <table:table-cell office:value-type="float" office:value="11124" calcext:value-type="float">
            <text:p>111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1" calcext:value-type="float">
            <text:p>1761</text:p>
          </table:table-cell>
          <table:table-cell office:value-type="float" office:value="46" calcext:value-type="float">
            <text:p>46</text:p>
          </table:table-cell>
          <table:table-cell office:value-type="float" office:value="264796000" calcext:value-type="float">
            <text:p>264796000</text:p>
          </table:table-cell>
          <table:table-cell office:value-type="float" office:value="2.30435" calcext:value-type="float">
            <text:p>2.30435</text:p>
          </table:table-cell>
          <table:table-cell office:value-type="float" office:value="8.06522" calcext:value-type="float">
            <text:p>8.06522</text:p>
          </table:table-cell>
          <table:table-cell office:value-type="float" office:value="46" calcext:value-type="float">
            <text:p>46</text:p>
          </table:table-cell>
          <table:table-cell office:value-type="float" office:value="12169" calcext:value-type="float">
            <text:p>121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0" calcext:value-type="float">
            <text:p>1760</text:p>
          </table:table-cell>
          <table:table-cell office:value-type="float" office:value="46" calcext:value-type="float">
            <text:p>46</text:p>
          </table:table-cell>
          <table:table-cell office:value-type="float" office:value="277905000" calcext:value-type="float">
            <text:p>277905000</text:p>
          </table:table-cell>
          <table:table-cell office:value-type="float" office:value="2.5" calcext:value-type="float">
            <text:p>2.5</text:p>
          </table:table-cell>
          <table:table-cell office:value-type="float" office:value="9.26087" calcext:value-type="float">
            <text:p>9.26087</text:p>
          </table:table-cell>
          <table:table-cell office:value-type="float" office:value="39" calcext:value-type="float">
            <text:p>39</text:p>
          </table:table-cell>
          <table:table-cell office:value-type="float" office:value="10817" calcext:value-type="float">
            <text:p>108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3" calcext:value-type="float">
            <text:p>1783</text:p>
          </table:table-cell>
          <table:table-cell office:value-type="float" office:value="46" calcext:value-type="float">
            <text:p>46</text:p>
          </table:table-cell>
          <table:table-cell office:value-type="float" office:value="283279000" calcext:value-type="float">
            <text:p>283279000</text:p>
          </table:table-cell>
          <table:table-cell office:value-type="float" office:value="2.36957" calcext:value-type="float">
            <text:p>2.36957</text:p>
          </table:table-cell>
          <table:table-cell office:value-type="float" office:value="9.30435" calcext:value-type="float">
            <text:p>9.30435</text:p>
          </table:table-cell>
          <table:table-cell office:value-type="float" office:value="47" calcext:value-type="float">
            <text:p>47</text:p>
          </table:table-cell>
          <table:table-cell office:value-type="float" office:value="11807" calcext:value-type="float">
            <text:p>118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0" calcext:value-type="float">
            <text:p>1780</text:p>
          </table:table-cell>
          <table:table-cell office:value-type="float" office:value="45" calcext:value-type="float">
            <text:p>45</text:p>
          </table:table-cell>
          <table:table-cell office:value-type="float" office:value="408574000" calcext:value-type="float">
            <text:p>408574000</text:p>
          </table:table-cell>
          <table:table-cell office:value-type="float" office:value="2.46667" calcext:value-type="float">
            <text:p>2.46667</text:p>
          </table:table-cell>
          <table:table-cell office:value-type="float" office:value="22.2889" calcext:value-type="float">
            <text:p>22.2889</text:p>
          </table:table-cell>
          <table:table-cell office:value-type="float" office:value="48" calcext:value-type="float">
            <text:p>48</text:p>
          </table:table-cell>
          <table:table-cell office:value-type="float" office:value="12610" calcext:value-type="float">
            <text:p>126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2" calcext:value-type="float">
            <text:p>1772</text:p>
          </table:table-cell>
          <table:table-cell office:value-type="float" office:value="46" calcext:value-type="float">
            <text:p>46</text:p>
          </table:table-cell>
          <table:table-cell office:value-type="float" office:value="405627000" calcext:value-type="float">
            <text:p>405627000</text:p>
          </table:table-cell>
          <table:table-cell office:value-type="float" office:value="2.6087" calcext:value-type="float">
            <text:p>2.6087</text:p>
          </table:table-cell>
          <table:table-cell office:value-type="float" office:value="13.2174" calcext:value-type="float">
            <text:p>13.2174</text:p>
          </table:table-cell>
          <table:table-cell office:value-type="float" office:value="43" calcext:value-type="float">
            <text:p>43</text:p>
          </table:table-cell>
          <table:table-cell office:value-type="float" office:value="11544" calcext:value-type="float">
            <text:p>115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2" calcext:value-type="float">
            <text:p>1762</text:p>
          </table:table-cell>
          <table:table-cell office:value-type="float" office:value="46" calcext:value-type="float">
            <text:p>46</text:p>
          </table:table-cell>
          <table:table-cell office:value-type="float" office:value="309653000" calcext:value-type="float">
            <text:p>309653000</text:p>
          </table:table-cell>
          <table:table-cell office:value-type="float" office:value="2.47826" calcext:value-type="float">
            <text:p>2.47826</text:p>
          </table:table-cell>
          <table:table-cell office:value-type="float" office:value="15.2174" calcext:value-type="float">
            <text:p>15.2174</text:p>
          </table:table-cell>
          <table:table-cell office:value-type="float" office:value="43" calcext:value-type="float">
            <text:p>43</text:p>
          </table:table-cell>
          <table:table-cell office:value-type="float" office:value="11703" calcext:value-type="float">
            <text:p>11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27" calcext:value-type="float">
            <text:p>1727</text:p>
          </table:table-cell>
          <table:table-cell office:value-type="float" office:value="46" calcext:value-type="float">
            <text:p>46</text:p>
          </table:table-cell>
          <table:table-cell office:value-type="float" office:value="329049000" calcext:value-type="float">
            <text:p>329049000</text:p>
          </table:table-cell>
          <table:table-cell office:value-type="float" office:value="2.41304" calcext:value-type="float">
            <text:p>2.41304</text:p>
          </table:table-cell>
          <table:table-cell office:value-type="float" office:value="11.2391" calcext:value-type="float">
            <text:p>11.2391</text:p>
          </table:table-cell>
          <table:table-cell office:value-type="float" office:value="43" calcext:value-type="float">
            <text:p>43</text:p>
          </table:table-cell>
          <table:table-cell office:value-type="float" office:value="10714" calcext:value-type="float">
            <text:p>107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49" calcext:value-type="float">
            <text:p>1749</text:p>
          </table:table-cell>
          <table:table-cell office:value-type="float" office:value="46" calcext:value-type="float">
            <text:p>46</text:p>
          </table:table-cell>
          <table:table-cell office:value-type="float" office:value="507249000" calcext:value-type="float">
            <text:p>507249000</text:p>
          </table:table-cell>
          <table:table-cell office:value-type="float" office:value="2.8913" calcext:value-type="float">
            <text:p>2.8913</text:p>
          </table:table-cell>
          <table:table-cell office:value-type="float" office:value="26.2826" calcext:value-type="float">
            <text:p>26.2826</text:p>
          </table:table-cell>
          <table:table-cell office:value-type="float" office:value="45" calcext:value-type="float">
            <text:p>45</text:p>
          </table:table-cell>
          <table:table-cell office:value-type="float" office:value="11381" calcext:value-type="float">
            <text:p>113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58" calcext:value-type="float">
            <text:p>1758</text:p>
          </table:table-cell>
          <table:table-cell office:value-type="float" office:value="45" calcext:value-type="float">
            <text:p>45</text:p>
          </table:table-cell>
          <table:table-cell office:value-type="float" office:value="432014000" calcext:value-type="float">
            <text:p>432014000</text:p>
          </table:table-cell>
          <table:table-cell office:value-type="float" office:value="2.51111" calcext:value-type="float">
            <text:p>2.51111</text:p>
          </table:table-cell>
          <table:table-cell office:value-type="float" office:value="23.5778" calcext:value-type="float">
            <text:p>23.5778</text:p>
          </table:table-cell>
          <table:table-cell office:value-type="float" office:value="41" calcext:value-type="float">
            <text:p>41</text:p>
          </table:table-cell>
          <table:table-cell office:value-type="float" office:value="11229" calcext:value-type="float">
            <text:p>112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2" calcext:value-type="float">
            <text:p>1822</text:p>
          </table:table-cell>
          <table:table-cell office:value-type="float" office:value="42" calcext:value-type="float">
            <text:p>42</text:p>
          </table:table-cell>
          <table:table-cell office:value-type="float" office:value="472587000" calcext:value-type="float">
            <text:p>472587000</text:p>
          </table:table-cell>
          <table:table-cell office:value-type="float" office:value="2.52381" calcext:value-type="float">
            <text:p>2.52381</text:p>
          </table:table-cell>
          <table:table-cell office:value-type="float" office:value="13.8333" calcext:value-type="float">
            <text:p>13.8333</text:p>
          </table:table-cell>
          <table:table-cell office:value-type="float" office:value="48" calcext:value-type="float">
            <text:p>48</text:p>
          </table:table-cell>
          <table:table-cell office:value-type="float" office:value="12578" calcext:value-type="float">
            <text:p>125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4" calcext:value-type="float">
            <text:p>1854</text:p>
          </table:table-cell>
          <table:table-cell office:value-type="float" office:value="41" calcext:value-type="float">
            <text:p>41</text:p>
          </table:table-cell>
          <table:table-cell office:value-type="float" office:value="284430000" calcext:value-type="float">
            <text:p>284430000</text:p>
          </table:table-cell>
          <table:table-cell office:value-type="float" office:value="2.2439" calcext:value-type="float">
            <text:p>2.2439</text:p>
          </table:table-cell>
          <table:table-cell office:value-type="float" office:value="18.6829" calcext:value-type="float">
            <text:p>18.6829</text:p>
          </table:table-cell>
          <table:table-cell office:value-type="float" office:value="49" calcext:value-type="float">
            <text:p>49</text:p>
          </table:table-cell>
          <table:table-cell office:value-type="float" office:value="12893" calcext:value-type="float">
            <text:p>12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9" calcext:value-type="float">
            <text:p>1739</text:p>
          </table:table-cell>
          <table:table-cell office:value-type="float" office:value="46" calcext:value-type="float">
            <text:p>46</text:p>
          </table:table-cell>
          <table:table-cell office:value-type="float" office:value="389792000" calcext:value-type="float">
            <text:p>389792000</text:p>
          </table:table-cell>
          <table:table-cell office:value-type="float" office:value="2.08696" calcext:value-type="float">
            <text:p>2.08696</text:p>
          </table:table-cell>
          <table:table-cell office:value-type="float" office:value="23.5652" calcext:value-type="float">
            <text:p>23.5652</text:p>
          </table:table-cell>
          <table:table-cell office:value-type="float" office:value="44" calcext:value-type="float">
            <text:p>44</text:p>
          </table:table-cell>
          <table:table-cell office:value-type="float" office:value="10973" calcext:value-type="float">
            <text:p>109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2" calcext:value-type="float">
            <text:p>1762</text:p>
          </table:table-cell>
          <table:table-cell office:value-type="float" office:value="45" calcext:value-type="float">
            <text:p>45</text:p>
          </table:table-cell>
          <table:table-cell office:value-type="float" office:value="292681000" calcext:value-type="float">
            <text:p>292681000</text:p>
          </table:table-cell>
          <table:table-cell office:value-type="float" office:value="2.37778" calcext:value-type="float">
            <text:p>2.37778</text:p>
          </table:table-cell>
          <table:table-cell office:value-type="float" office:value="7.8" calcext:value-type="float">
            <text:p>7.8</text:p>
          </table:table-cell>
          <table:table-cell office:value-type="float" office:value="46" calcext:value-type="float">
            <text:p>46</text:p>
          </table:table-cell>
          <table:table-cell office:value-type="float" office:value="11827" calcext:value-type="float">
            <text:p>118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9" calcext:value-type="float">
            <text:p>1779</text:p>
          </table:table-cell>
          <table:table-cell office:value-type="float" office:value="46" calcext:value-type="float">
            <text:p>46</text:p>
          </table:table-cell>
          <table:table-cell office:value-type="float" office:value="317297000" calcext:value-type="float">
            <text:p>317297000</text:p>
          </table:table-cell>
          <table:table-cell office:value-type="float" office:value="2.45652" calcext:value-type="float">
            <text:p>2.45652</text:p>
          </table:table-cell>
          <table:table-cell office:value-type="float" office:value="13.3913" calcext:value-type="float">
            <text:p>13.3913</text:p>
          </table:table-cell>
          <table:table-cell office:value-type="float" office:value="50" calcext:value-type="float">
            <text:p>50</text:p>
          </table:table-cell>
          <table:table-cell office:value-type="float" office:value="12384" calcext:value-type="float">
            <text:p>123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8" calcext:value-type="float">
            <text:p>1778</text:p>
          </table:table-cell>
          <table:table-cell office:value-type="float" office:value="44" calcext:value-type="float">
            <text:p>44</text:p>
          </table:table-cell>
          <table:table-cell office:value-type="float" office:value="244664000" calcext:value-type="float">
            <text:p>244664000</text:p>
          </table:table-cell>
          <table:table-cell office:value-type="float" office:value="2.34091" calcext:value-type="float">
            <text:p>2.34091</text:p>
          </table:table-cell>
          <table:table-cell office:value-type="float" office:value="7.31818" calcext:value-type="float">
            <text:p>7.31818</text:p>
          </table:table-cell>
          <table:table-cell office:value-type="float" office:value="52" calcext:value-type="float">
            <text:p>52</text:p>
          </table:table-cell>
          <table:table-cell office:value-type="float" office:value="13052" calcext:value-type="float">
            <text:p>130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2" calcext:value-type="float">
            <text:p>1782</text:p>
          </table:table-cell>
          <table:table-cell office:value-type="float" office:value="44" calcext:value-type="float">
            <text:p>44</text:p>
          </table:table-cell>
          <table:table-cell office:value-type="float" office:value="646310000" calcext:value-type="float">
            <text:p>646310000</text:p>
          </table:table-cell>
          <table:table-cell office:value-type="float" office:value="3.09091" calcext:value-type="float">
            <text:p>3.09091</text:p>
          </table:table-cell>
          <table:table-cell office:value-type="float" office:value="21.7273" calcext:value-type="float">
            <text:p>21.7273</text:p>
          </table:table-cell>
          <table:table-cell office:value-type="float" office:value="47" calcext:value-type="float">
            <text:p>47</text:p>
          </table:table-cell>
          <table:table-cell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69" calcext:value-type="float">
            <text:p>1769</text:p>
          </table:table-cell>
          <table:table-cell office:value-type="float" office:value="46" calcext:value-type="float">
            <text:p>46</text:p>
          </table:table-cell>
          <table:table-cell office:value-type="float" office:value="270614000" calcext:value-type="float">
            <text:p>270614000</text:p>
          </table:table-cell>
          <table:table-cell office:value-type="float" office:value="2.17391" calcext:value-type="float">
            <text:p>2.17391</text:p>
          </table:table-cell>
          <table:table-cell office:value-type="float" office:value="11.6739" calcext:value-type="float">
            <text:p>11.6739</text:p>
          </table:table-cell>
          <table:table-cell office:value-type="float" office:value="43" calcext:value-type="float">
            <text:p>43</text:p>
          </table:table-cell>
          <table:table-cell office:value-type="float" office:value="11686" calcext:value-type="float">
            <text:p>116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24:20.734102426</dc:date>
    <meta:editing-duration>PT5M13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